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3"/>
          <table:table-cell table:style-name="ce2" office:value-type="string" calcext:value-type="string">
            <text:p>50/in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10" calcext:value-type="float">
            <text:p>10</text:p>
          </table:table-cell>
          <table:table-cell table:formula="of:=IF([.B5]&gt;50;&quot;THIS&quot;;&quot;&quot;)">
            <text:p/>
          </table:table-cell>
          <table:table-cell/>
          <table:table-cell table:formula="of:=50/[.A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*(1+[.$C$2])" office:value-type="float" office:value="11" calcext:value-type="float">
            <text:p>11</text:p>
          </table:table-cell>
          <table:table-cell table:formula="of:=IF([.B6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*(1+[.$C$2])" office:value-type="float" office:value="12.1" calcext:value-type="float">
            <text:p>12.1</text:p>
          </table:table-cell>
          <table:table-cell table:formula="of:=IF([.B7]&gt;50;&quot;THIS&quot;;&quot;&quot;)">
            <text:p/>
          </table:table-cell>
          <table:table-cell/>
          <table:table-cell table:style-name="ce2" table:formula="of:=LOG([.E5];1+[.C2])" office:value-type="float" office:value="16.8863170307551" calcext:value-type="float">
            <text:p>16.8863170307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(1+[.$C$2])" office:value-type="float" office:value="13.31" calcext:value-type="float">
            <text:p>13.31</text:p>
          </table:table-cell>
          <table:table-cell table:formula="of:=IF([.B8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(1+[.$C$2])" office:value-type="float" office:value="14.641" calcext:value-type="float">
            <text:p>14.641</text:p>
          </table:table-cell>
          <table:table-cell table:formula="of:=IF([.B9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(1+[.$C$2])" office:value-type="float" office:value="16.1051" calcext:value-type="float">
            <text:p>16.1051</text:p>
          </table:table-cell>
          <table:table-cell table:formula="of:=IF([.B10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(1+[.$C$2])" office:value-type="float" office:value="17.71561" calcext:value-type="float">
            <text:p>17.71561</text:p>
          </table:table-cell>
          <table:table-cell table:formula="of:=IF([.B11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(1+[.$C$2])" office:value-type="float" office:value="19.487171" calcext:value-type="float">
            <text:p>19.487171</text:p>
          </table:table-cell>
          <table:table-cell table:formula="of:=IF([.B12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(1+[.$C$2])" office:value-type="float" office:value="21.4358881" calcext:value-type="float">
            <text:p>21.4358881</text:p>
          </table:table-cell>
          <table:table-cell table:formula="of:=IF([.B13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(1+[.$C$2])" office:value-type="float" office:value="23.57947691" calcext:value-type="float">
            <text:p>23.57947691</text:p>
          </table:table-cell>
          <table:table-cell table:formula="of:=IF([.B14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(1+[.$C$2])" office:value-type="float" office:value="25.937424601" calcext:value-type="float">
            <text:p>25.937424601</text:p>
          </table:table-cell>
          <table:table-cell table:formula="of:=IF([.B15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(1+[.$C$2])" office:value-type="float" office:value="28.5311670611" calcext:value-type="float">
            <text:p>28.5311670611</text:p>
          </table:table-cell>
          <table:table-cell table:formula="of:=IF([.B16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(1+[.$C$2])" office:value-type="float" office:value="31.38428376721" calcext:value-type="float">
            <text:p>31.38428376721</text:p>
          </table:table-cell>
          <table:table-cell table:formula="of:=IF([.B17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(1+[.$C$2])" office:value-type="float" office:value="34.522712143931" calcext:value-type="float">
            <text:p>34.522712143931</text:p>
          </table:table-cell>
          <table:table-cell table:formula="of:=IF([.B18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(1+[.$C$2])" office:value-type="float" office:value="37.9749833583241" calcext:value-type="float">
            <text:p>37.9749833583241</text:p>
          </table:table-cell>
          <table:table-cell table:formula="of:=IF([.B19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(1+[.$C$2])" office:value-type="float" office:value="41.7724816941566" calcext:value-type="float">
            <text:p>41.7724816941566</text:p>
          </table:table-cell>
          <table:table-cell table:formula="of:=IF([.B20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*(1+[.$C$2])" office:value-type="float" office:value="45.9497298635722" calcext:value-type="float">
            <text:p>45.9497298635722</text:p>
          </table:table-cell>
          <table:table-cell table:formula="of:=IF([.B21]&gt;50;&quot;THIS&quot;;&quot;&quot;)">
            <text:p/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*(1+[.$C$2])" office:value-type="float" office:value="50.5447028499294" calcext:value-type="float">
            <text:p>50.5447028499294</text:p>
          </table:table-cell>
          <table:table-cell table:formula="of:=IF([.B2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*(1+[.$C$2])" office:value-type="float" office:value="55.5991731349224" calcext:value-type="float">
            <text:p>55.5991731349224</text:p>
          </table:table-cell>
          <table:table-cell table:formula="of:=IF([.B2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*(1+[.$C$2])" office:value-type="float" office:value="61.1590904484146" calcext:value-type="float">
            <text:p>61.1590904484146</text:p>
          </table:table-cell>
          <table:table-cell table:formula="of:=IF([.B2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*(1+[.$C$2])" office:value-type="float" office:value="67.2749994932561" calcext:value-type="float">
            <text:p>67.2749994932561</text:p>
          </table:table-cell>
          <table:table-cell table:formula="of:=IF([.B2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*(1+[.$C$2])" office:value-type="float" office:value="74.0024994425817" calcext:value-type="float">
            <text:p>74.0024994425817</text:p>
          </table:table-cell>
          <table:table-cell table:formula="of:=IF([.B2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*(1+[.$C$2])" office:value-type="float" office:value="81.4027493868399" calcext:value-type="float">
            <text:p>81.4027493868399</text:p>
          </table:table-cell>
          <table:table-cell table:formula="of:=IF([.B2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*(1+[.$C$2])" office:value-type="float" office:value="89.5430243255239" calcext:value-type="float">
            <text:p>89.5430243255239</text:p>
          </table:table-cell>
          <table:table-cell table:formula="of:=IF([.B2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*(1+[.$C$2])" office:value-type="float" office:value="98.4973267580763" calcext:value-type="float">
            <text:p>98.4973267580763</text:p>
          </table:table-cell>
          <table:table-cell table:formula="of:=IF([.B2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*(1+[.$C$2])" office:value-type="float" office:value="108.347059433884" calcext:value-type="float">
            <text:p>108.347059433884</text:p>
          </table:table-cell>
          <table:table-cell table:formula="of:=IF([.B3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*(1+[.$C$2])" office:value-type="float" office:value="119.181765377272" calcext:value-type="float">
            <text:p>119.181765377272</text:p>
          </table:table-cell>
          <table:table-cell table:formula="of:=IF([.B3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*(1+[.$C$2])" office:value-type="float" office:value="131.099941915" calcext:value-type="float">
            <text:p>131.099941915</text:p>
          </table:table-cell>
          <table:table-cell table:formula="of:=IF([.B3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*(1+[.$C$2])" office:value-type="float" office:value="144.2099361065" calcext:value-type="float">
            <text:p>144.2099361065</text:p>
          </table:table-cell>
          <table:table-cell table:formula="of:=IF([.B3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*(1+[.$C$2])" office:value-type="float" office:value="158.63092971715" calcext:value-type="float">
            <text:p>158.63092971715</text:p>
          </table:table-cell>
          <table:table-cell table:formula="of:=IF([.B3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*(1+[.$C$2])" office:value-type="float" office:value="174.494022688864" calcext:value-type="float">
            <text:p>174.494022688864</text:p>
          </table:table-cell>
          <table:table-cell table:formula="of:=IF([.B3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*(1+[.$C$2])" office:value-type="float" office:value="191.943424957751" calcext:value-type="float">
            <text:p>191.943424957751</text:p>
          </table:table-cell>
          <table:table-cell table:formula="of:=IF([.B3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6]*(1+[.$C$2])" office:value-type="float" office:value="211.137767453526" calcext:value-type="float">
            <text:p>211.137767453526</text:p>
          </table:table-cell>
          <table:table-cell table:formula="of:=IF([.B3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7]*(1+[.$C$2])" office:value-type="float" office:value="232.251544198879" calcext:value-type="float">
            <text:p>232.251544198879</text:p>
          </table:table-cell>
          <table:table-cell table:formula="of:=IF([.B3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8]*(1+[.$C$2])" office:value-type="float" office:value="255.476698618767" calcext:value-type="float">
            <text:p>255.476698618767</text:p>
          </table:table-cell>
          <table:table-cell table:formula="of:=IF([.B3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9]*(1+[.$C$2])" office:value-type="float" office:value="281.024368480643" calcext:value-type="float">
            <text:p>281.024368480643</text:p>
          </table:table-cell>
          <table:table-cell table:formula="of:=IF([.B4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0]*(1+[.$C$2])" office:value-type="float" office:value="309.126805328708" calcext:value-type="float">
            <text:p>309.126805328708</text:p>
          </table:table-cell>
          <table:table-cell table:formula="of:=IF([.B4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1]*(1+[.$C$2])" office:value-type="float" office:value="340.039485861578" calcext:value-type="float">
            <text:p>340.039485861578</text:p>
          </table:table-cell>
          <table:table-cell table:formula="of:=IF([.B4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2]*(1+[.$C$2])" office:value-type="float" office:value="374.043434447736" calcext:value-type="float">
            <text:p>374.043434447736</text:p>
          </table:table-cell>
          <table:table-cell table:formula="of:=IF([.B4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3]*(1+[.$C$2])" office:value-type="float" office:value="411.44777789251" calcext:value-type="float">
            <text:p>411.44777789251</text:p>
          </table:table-cell>
          <table:table-cell table:formula="of:=IF([.B4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4]*(1+[.$C$2])" office:value-type="float" office:value="452.592555681761" calcext:value-type="float">
            <text:p>452.592555681761</text:p>
          </table:table-cell>
          <table:table-cell table:formula="of:=IF([.B4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5]*(1+[.$C$2])" office:value-type="float" office:value="497.851811249937" calcext:value-type="float">
            <text:p>497.851811249937</text:p>
          </table:table-cell>
          <table:table-cell table:formula="of:=IF([.B4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]*(1+[.$C$2])" office:value-type="float" office:value="547.636992374931" calcext:value-type="float">
            <text:p>547.636992374931</text:p>
          </table:table-cell>
          <table:table-cell table:formula="of:=IF([.B4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]*(1+[.$C$2])" office:value-type="float" office:value="602.400691612424" calcext:value-type="float">
            <text:p>602.400691612424</text:p>
          </table:table-cell>
          <table:table-cell table:formula="of:=IF([.B4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8]*(1+[.$C$2])" office:value-type="float" office:value="662.640760773666" calcext:value-type="float">
            <text:p>662.640760773666</text:p>
          </table:table-cell>
          <table:table-cell table:formula="of:=IF([.B4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9]*(1+[.$C$2])" office:value-type="float" office:value="728.904836851033" calcext:value-type="float">
            <text:p>728.904836851033</text:p>
          </table:table-cell>
          <table:table-cell table:formula="of:=IF([.B5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0]*(1+[.$C$2])" office:value-type="float" office:value="801.795320536137" calcext:value-type="float">
            <text:p>801.795320536137</text:p>
          </table:table-cell>
          <table:table-cell table:formula="of:=IF([.B5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1]*(1+[.$C$2])" office:value-type="float" office:value="881.97485258975" calcext:value-type="float">
            <text:p>881.97485258975</text:p>
          </table:table-cell>
          <table:table-cell table:formula="of:=IF([.B5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2]*(1+[.$C$2])" office:value-type="float" office:value="970.172337848725" calcext:value-type="float">
            <text:p>970.172337848725</text:p>
          </table:table-cell>
          <table:table-cell table:formula="of:=IF([.B5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3]*(1+[.$C$2])" office:value-type="float" office:value="1067.1895716336" calcext:value-type="float">
            <text:p>1067.1895716336</text:p>
          </table:table-cell>
          <table:table-cell table:formula="of:=IF([.B5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4]*(1+[.$C$2])" office:value-type="float" office:value="1173.90852879696" calcext:value-type="float">
            <text:p>1173.90852879696</text:p>
          </table:table-cell>
          <table:table-cell table:formula="of:=IF([.B5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5]*(1+[.$C$2])" office:value-type="float" office:value="1291.29938167665" calcext:value-type="float">
            <text:p>1291.29938167665</text:p>
          </table:table-cell>
          <table:table-cell table:formula="of:=IF([.B5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6]*(1+[.$C$2])" office:value-type="float" office:value="1420.42931984432" calcext:value-type="float">
            <text:p>1420.42931984432</text:p>
          </table:table-cell>
          <table:table-cell table:formula="of:=IF([.B5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7]*(1+[.$C$2])" office:value-type="float" office:value="1562.47225182875" calcext:value-type="float">
            <text:p>1562.47225182875</text:p>
          </table:table-cell>
          <table:table-cell table:formula="of:=IF([.B5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8]*(1+[.$C$2])" office:value-type="float" office:value="1718.71947701163" calcext:value-type="float">
            <text:p>1718.71947701163</text:p>
          </table:table-cell>
          <table:table-cell table:formula="of:=IF([.B5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9]*(1+[.$C$2])" office:value-type="float" office:value="1890.59142471279" calcext:value-type="float">
            <text:p>1890.59142471279</text:p>
          </table:table-cell>
          <table:table-cell table:formula="of:=IF([.B6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0]*(1+[.$C$2])" office:value-type="float" office:value="2079.65056718407" calcext:value-type="float">
            <text:p>2079.65056718407</text:p>
          </table:table-cell>
          <table:table-cell table:formula="of:=IF([.B6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1]*(1+[.$C$2])" office:value-type="float" office:value="2287.61562390248" calcext:value-type="float">
            <text:p>2287.61562390248</text:p>
          </table:table-cell>
          <table:table-cell table:formula="of:=IF([.B6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2]*(1+[.$C$2])" office:value-type="float" office:value="2516.37718629272" calcext:value-type="float">
            <text:p>2516.37718629272</text:p>
          </table:table-cell>
          <table:table-cell table:formula="of:=IF([.B6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3]*(1+[.$C$2])" office:value-type="float" office:value="2768.014904922" calcext:value-type="float">
            <text:p>2768.014904922</text:p>
          </table:table-cell>
          <table:table-cell table:formula="of:=IF([.B6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4]*(1+[.$C$2])" office:value-type="float" office:value="3044.8163954142" calcext:value-type="float">
            <text:p>3044.8163954142</text:p>
          </table:table-cell>
          <table:table-cell table:formula="of:=IF([.B6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5]*(1+[.$C$2])" office:value-type="float" office:value="3349.29803495562" calcext:value-type="float">
            <text:p>3349.29803495562</text:p>
          </table:table-cell>
          <table:table-cell table:formula="of:=IF([.B6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6]*(1+[.$C$2])" office:value-type="float" office:value="3684.22783845118" calcext:value-type="float">
            <text:p>3684.22783845118</text:p>
          </table:table-cell>
          <table:table-cell table:formula="of:=IF([.B6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7]*(1+[.$C$2])" office:value-type="float" office:value="4052.6506222963" calcext:value-type="float">
            <text:p>4052.6506222963</text:p>
          </table:table-cell>
          <table:table-cell table:formula="of:=IF([.B6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8]*(1+[.$C$2])" office:value-type="float" office:value="4457.91568452593" calcext:value-type="float">
            <text:p>4457.91568452593</text:p>
          </table:table-cell>
          <table:table-cell table:formula="of:=IF([.B6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9]*(1+[.$C$2])" office:value-type="float" office:value="4903.70725297852" calcext:value-type="float">
            <text:p>4903.70725297852</text:p>
          </table:table-cell>
          <table:table-cell table:formula="of:=IF([.B7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0]*(1+[.$C$2])" office:value-type="float" office:value="5394.07797827637" calcext:value-type="float">
            <text:p>5394.07797827637</text:p>
          </table:table-cell>
          <table:table-cell table:formula="of:=IF([.B7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1]*(1+[.$C$2])" office:value-type="float" office:value="5933.48577610401" calcext:value-type="float">
            <text:p>5933.48577610401</text:p>
          </table:table-cell>
          <table:table-cell table:formula="of:=IF([.B7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2]*(1+[.$C$2])" office:value-type="float" office:value="6526.83435371441" calcext:value-type="float">
            <text:p>6526.83435371441</text:p>
          </table:table-cell>
          <table:table-cell table:formula="of:=IF([.B73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3]*(1+[.$C$2])" office:value-type="float" office:value="7179.51778908585" calcext:value-type="float">
            <text:p>7179.51778908585</text:p>
          </table:table-cell>
          <table:table-cell table:formula="of:=IF([.B74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4]*(1+[.$C$2])" office:value-type="float" office:value="7897.46956799444" calcext:value-type="float">
            <text:p>7897.46956799444</text:p>
          </table:table-cell>
          <table:table-cell table:formula="of:=IF([.B75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5]*(1+[.$C$2])" office:value-type="float" office:value="8687.21652479388" calcext:value-type="float">
            <text:p>8687.21652479388</text:p>
          </table:table-cell>
          <table:table-cell table:formula="of:=IF([.B76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6]*(1+[.$C$2])" office:value-type="float" office:value="9555.93817727327" calcext:value-type="float">
            <text:p>9555.93817727327</text:p>
          </table:table-cell>
          <table:table-cell table:formula="of:=IF([.B77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7]*(1+[.$C$2])" office:value-type="float" office:value="10511.5319950006" calcext:value-type="float">
            <text:p>10511.5319950006</text:p>
          </table:table-cell>
          <table:table-cell table:formula="of:=IF([.B78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8]*(1+[.$C$2])" office:value-type="float" office:value="11562.6851945007" calcext:value-type="float">
            <text:p>11562.6851945007</text:p>
          </table:table-cell>
          <table:table-cell table:formula="of:=IF([.B79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9]*(1+[.$C$2])" office:value-type="float" office:value="12718.9537139507" calcext:value-type="float">
            <text:p>12718.9537139507</text:p>
          </table:table-cell>
          <table:table-cell table:formula="of:=IF([.B80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0]*(1+[.$C$2])" office:value-type="float" office:value="13990.8490853458" calcext:value-type="float">
            <text:p>13990.8490853458</text:p>
          </table:table-cell>
          <table:table-cell table:formula="of:=IF([.B81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1]*(1+[.$C$2])" office:value-type="float" office:value="15389.9339938804" calcext:value-type="float">
            <text:p>15389.9339938804</text:p>
          </table:table-cell>
          <table:table-cell table:formula="of:=IF([.B82]&gt;50;&quot;THIS&quot;;&quot;&quot;)" office:value-type="string" office:string-value="THIS" calcext:value-type="string">
            <text:p>TH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4:50:11.551682671</meta:creation-date>
    <dc:date>2023-09-27T15:04:58.978187624</dc:date>
    <meta:editing-duration>PT14M48S</meta:editing-duration>
    <meta:editing-cycles>1</meta:editing-cycles>
    <meta:document-statistic meta:table-count="1" meta:cell-count="242" meta:object-count="0"/>
    <meta:generator>LibreOffice/7.6.1.2$Linux_X86_64 LibreOffice_project/60$Build-2</meta:generator>
  </office:meta>
</office:document-meta>
</file>